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orphans="0" fo:widows="0">
        <style:tab-stops>
          <style:tab-stop style:position="3.25in" style:type="center"/>
        </style:tab-stops>
      </style:paragraph-properties>
    </style:style>
    <style:style style:name="P2" style:family="paragraph" style:parent-style-name="Standard">
      <style:paragraph-properties fo:orphans="0" fo:widows="0">
        <style:tab-stops/>
      </style:paragraph-properties>
    </style:style>
    <style:style style:name="P3" style:family="paragraph" style:parent-style-name="Standard">
      <style:paragraph-properties fo:margin-left="1.5in" fo:margin-right="0in" fo:orphans="0" fo:widows="0" fo:text-indent="-1.5in" style:auto-text-indent="false">
        <style:tab-stops/>
      </style:paragraph-properties>
    </style:style>
    <style:style style:name="P4" style:family="paragraph" style:parent-style-name="Standard">
      <style:paragraph-properties fo:margin-left="1.5in" fo:margin-right="0in" fo:orphans="0" fo:widows="0" fo:text-indent="-0.5in" style:auto-text-indent="false">
        <style:tab-stops/>
      </style:paragraph-properties>
    </style:style>
    <style:style style:name="P5" style:family="paragraph" style:parent-style-name="Standard">
      <style:paragraph-properties fo:margin-left="1in" fo:margin-right="0in" fo:orphans="0" fo:widows="0" fo:text-indent="-1in" style:auto-text-indent="false">
        <style:tab-stops/>
      </style:paragraph-properties>
    </style:style>
    <style:style style:name="P6" style:family="paragraph" style:parent-style-name="Standard" style:master-page-name="Standard">
      <style:paragraph-properties fo:text-align="justify" style:justify-single-word="false" fo:orphans="0" fo:widows="0" style:page-number="auto">
        <style:tab-stops>
          <style:tab-stop style:position="3.25in" style:type="center"/>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text:p text:style-name="P6"><text:sequence text:ref-name="refCHAPTER0" text:name="CHAPTER" text:formula="ooow:CHAPTER=1" style:num-format="1">1</text:sequence><text:tab/><text:span text:style-name="T2">CS-202</text:span></text:p>
      <text:p text:style-name="P1"><text:span text:style-name="T3"><text:tab/></text:span><text:span text:style-name="T2">Message Sending Subroutines</text:span></text:p>
      <text:p text:style-name="P2"/>
      <text:p text:style-name="P2"><text:span text:style-name="T1">Introduction</text:span>:</text:p>
      <text:p text:style-name="P2">To be really useful, the tasks in a multi-tasking system need to have some way of communicating with each other. Real world problems, especially those involving machine control, often require the use of several simultaneously executing programs. The programs need to communicate so that they can share information about the common problem they are trying to solve.</text:p>
      <text:p text:style-name="P2"/>
      <text:p text:style-name="P2">The Z80 demonstration multi-tasking system will use a message sending approach to IPC (Inter-Process Communication). With this method, each process has a unique PID (Process Identification number). When a process wants to send a message, it calls the appropriate OS service routine (described below) and the operating system copies the message into a mailbox for the receiving process. The sending process can then go about its business. When the receiving process tries to receive the message, it calls an OS routine and the operating system copies the message from the mailbox into a buffer provided by the receiver.</text:p>
      <text:p text:style-name="P2"/>
      <text:p text:style-name="P2">The operating system will block the sender or the receiver under certain circumstances (described below) to insure that the messages don't become inconsistent. In addition, the operating system will deal with the issues of shared data structures (the <text:s/>mailboxes). Neither the sender or receiver need to be worried about causing race conditions.</text:p>
      <text:p text:style-name="P2"/>
      <text:p text:style-name="P2"/>
      <text:p text:style-name="P2"><text:span text:style-name="T1">OS Routines</text:span>:</text:p>
      <text:p text:style-name="P1"><text:tab/><text:span text:style-name="T1">TX</text:span></text:p>
      <text:p text:style-name="P2"/>
      <text:p text:style-name="P3">ENTRY: <text:s text:c="8"/>B <text:s/><text:tab/>PID of the intended receiver.</text:p>
      <text:p text:style-name="P4">HL <text:tab/>Points at the message.</text:p>
      <text:p text:style-name="P4">A <text:s/><text:tab/>Length of the message (00H taken to mean 256). </text:p>
      <text:p text:style-name="P2"/>
      <text:p text:style-name="P5">EXIT:<text:tab/>Z <text:s/><text:tab/>Set if an error occurs; otherwise Z flag is clear.</text:p>
      <text:p text:style-name="P3"><text:s text:c="24"/>DE <text:tab/>Message ID number.</text:p>
      <text:p text:style-name="P2"><text:tab/><text:tab/>A changed; no other registers changed.</text:p>
      <text:p text:style-name="P2"/>
      <text:p text:style-name="P2">Note that the end of the message is not marked by a special byte. This allows the message to contain any byte rather than just the 255 combinations not reserved for the end marker. The operating system does not interpret the contents of the message in any way. The significance of the message is strictly between the sender and receiver.</text:p>
      <text:p text:style-name="P2"/>
      <text:p text:style-name="P2">This is a blocking routine. The caller will block if there is not currently enough space in the mailbox for the receiving task to hold the message. The process becomes unblocked as soon as space becomes available.</text:p>
      <text:p text:style-name="P2"/>
      <text:p text:style-name="P2">Note that TX should never return the error condition. The error status which is returned does not reflect the status of the message. TX does not inform the caller if the message was received. If the caller wants to know the status of the message, the routine Message_Status (see below) should be used.</text:p>
      <text:p text:style-name="P2"><text:soft-page-break/></text:p>
      <text:p text:style-name="P2"/>
      <text:p text:style-name="P1"><text:tab/><text:span text:style-name="T1">RX</text:span></text:p>
      <text:p text:style-name="P2"/>
      <text:p text:style-name="P3">ENTRY: <text:s text:c="9"/>HL <text:tab/>Points to a buffer where the message can be copied.</text:p>
      <text:p text:style-name="P3"><text:s text:c="24"/>A <text:s/><text:tab/>Size of the buffer (00H taken to mean 256).</text:p>
      <text:p text:style-name="P2"/>
      <text:p text:style-name="P5">EXIT:<text:tab/>Z <text:s/><text:tab/>Set if error occurs; otherwise Z flag is clear.</text:p>
      <text:p text:style-name="P3"><text:s text:c="24"/>A<text:tab/>Actual number of bytes in the message.</text:p>
      <text:p text:style-name="P2"><text:tab/><text:tab/>B<text:tab/>PID of sender.</text:p>
      <text:p text:style-name="P3"><text:s text:c="24"/>DE <text:s/><text:tab/>Message ID number.</text:p>
      <text:p text:style-name="P2"><text:tab/><text:tab/>No other registers changed.</text:p>
      <text:p text:style-name="P2"/>
      <text:p text:style-name="P2">The routine returns an error condition if the buffer space provided by the caller is not large enough to hold the message. In such a case, the message is not deleted from the operating system's buffer (allowing the caller to try again with a larger buffer).</text:p>
      <text:p text:style-name="P2"/>
      <text:p text:style-name="P2">As with TX, this is a blocking routine. The operating system will block the caller until there is a message to receive. If this is unacceptable, the caller should use Message_Status (see below) to find out if there is a message to receive before calling this routine.</text:p>
      <text:p text:style-name="P2"/>
      <text:p text:style-name="P2"/>
      <text:p text:style-name="P1"><text:tab/><text:span text:style-name="T1">Message_Status</text:span></text:p>
      <text:p text:style-name="P2"/>
      <text:p text:style-name="P3">ENTRY: <text:s text:c="10"/>A <text:s/><text:tab/>Contains 00H <text:s/>(Used by senders)</text:p>
      <text:p text:style-name="P3"><text:s text:c="25"/>DE <text:tab/>Message id number of the message of interest.</text:p>
      <text:p text:style-name="P2"/>
      <text:p text:style-name="P3">EXIT: <text:s text:c="14"/>Z <text:s/><text:tab/>Set if message not in receiver's mailbox; otherwise Z flag clear.</text:p>
      <text:p text:style-name="P2"><text:tab/><text:tab/>No other registers changed.</text:p>
      <text:p text:style-name="P2"/>
      <text:p text:style-name="P2">--------------</text:p>
      <text:p text:style-name="P2"/>
      <text:p text:style-name="P3">ENTRY: <text:s text:c="9"/>A <text:s/><text:tab/>Contains 01H <text:s/>(Used by receivers)</text:p>
      <text:p text:style-name="P3"><text:s text:c="24"/>B <text:s/><text:tab/>PID of the intended sender (FF means anyone).</text:p>
      <text:p text:style-name="P2"/>
      <text:p text:style-name="P3">EXIT: <text:s text:c="13"/>Z <text:s/><text:tab/>Set if zero messages pending; otherwise Z flag clear.</text:p>
      <text:p text:style-name="P5"><text:s text:c="7"/><text:tab/>A <text:s/><text:tab/>Number of messages pending (from specified sender).</text:p>
      <text:p text:style-name="P2"><text:tab/><text:tab/>No other registers changed.</text:p>
      <text:p text:style-name="P2"/>
      <text:p text:style-name="P2">This routine has two modes of operation. In one mode, it is intended to be used by senders to find the status of previously sent messages. In the other mode, it is intended to be used by receivers to find out if there are any message posted for them.</text:p>
      <text:p text:style-name="P2"/>
      <text:p text:style-name="P2">In the first mode, the sender places the message id number into DE and calls the routine. Message_Status conditions the Z flag according to the status of the message.</text:p>
      <text:p text:style-name="P2"/>
      <text:p text:style-name="P2">In the second mode, the receiver places the PID of the intended sender in B and calls the routine. <text:soft-page-break/>Message_Status returns the number of messages awaiting the receiver in the OS buffer. Message_Status also conditions the Z flag.</text:p>
      <text:p text:style-name="P2"/>
      <text:p text:style-name="P2">This routine does not bloc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1.2$Windows_x86 LibreOffice_project/958349dc3b25111dbca392fbc281a05559ef6848</meta:generator>
    <meta:creation-date>2003-10-04T08:01:38</meta:creation-date>
    <dc:creator>Peter Chapin</dc:creator>
    <dc:date>2014-10-04T18:50:23.933000000</dc:date>
    <meta:editing-cycles>2</meta:editing-cycles>
    <meta:editing-duration>PT2M52S</meta:editing-duration>
    <meta:document-statistic meta:table-count="0" meta:image-count="0" meta:object-count="0" meta:page-count="3" meta:paragraph-count="42" meta:word-count="752" meta:character-count="4634" meta:non-whitespace-character-count="3662"/>
    <meta:user-defined meta:name="Info 1"/>
    <meta:user-defined meta:name="Info 2"/>
    <meta:user-defined meta:name="Info 3"/>
    <meta:user-defined meta:name="Info 4"/>
  </office:meta>
</office:document-meta>
</file>